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5" style:family="table">
      <style:table-properties style:width="15.108cm" fo:margin-left="-0.191cm" fo:margin-right="-0.206cm" table:align="margins" style:writing-mode="lr-tb"/>
    </style:style>
    <style:style style:name="Tabela65.A" style:family="table-column">
      <style:table-column-properties style:column-width="0.187cm" style:rel-column-width="811*"/>
    </style:style>
    <style:style style:name="Tabela65.B" style:family="table-column">
      <style:table-column-properties style:column-width="4.708cm" style:rel-column-width="20421*"/>
    </style:style>
    <style:style style:name="Tabela65.C" style:family="table-column">
      <style:table-column-properties style:column-width="4.815cm" style:rel-column-width="20888*"/>
    </style:style>
    <style:style style:name="Tabela65.D" style:family="table-column">
      <style:table-column-properties style:column-width="5.398cm" style:rel-column-width="23415*"/>
    </style:style>
    <style:style style:name="Tabela65.1" style:family="table-row">
      <style:table-row-properties style:keep-together="true" fo:keep-together="auto"/>
    </style:style>
    <style:style style:name="Tabela65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65.2" style:family="table-row">
      <style:table-row-properties style:min-row-height="0.801cm" style:keep-together="true" fo:keep-together="auto"/>
    </style:style>
    <style:style style:name="Tabela65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65.C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65.A3" style:family="table-cell">
      <style:table-cell-properties fo:padding="0cm" fo:border="none"/>
    </style:style>
    <style:style style:name="Tabela65.B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" style:family="paragraph" style:parent-style-name="Standard">
      <style:text-properties fo:font-size="10pt" fo:letter-spacing="0.053cm" fo:font-weight="bold" style:font-size-asian="10pt" style:font-weight-asian="bold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1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fo:font-size="11pt" style:font-size-asian="11pt" style:font-size-complex="11pt" style:font-weight-complex="bold"/>
    </style:style>
    <style:style style:name="P13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-0.025cm" fo:margin-right="0cm" fo:margin-top="0cm" fo:margin-bottom="0.3cm" style:line-height-at-least="0.49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</style:style>
    <style:style style:name="P16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fo:font-weight="bold" style:letter-kerning="true" style:font-weight-asian="bold" style:font-size-complex="11pt"/>
    </style:style>
    <style:style style:name="P17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style:letter-kerning="true" style:font-size-complex="11pt"/>
    </style:style>
    <style:style style:name="P18" style:family="paragraph" style:parent-style-name="Standard">
      <style:paragraph-properties fo:margin-left="-0.025cm" fo:margin-right="0cm" fo:margin-top="0cm" fo:margin-bottom="0.3cm" style:line-height-at-least="0.499cm" fo:text-align="center" style:justify-single-word="false" fo:text-indent="0cm" style:auto-text-indent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-0.025cm" fo:margin-right="0cm" fo:margin-top="0cm" fo:margin-bottom="0.3cm" style:line-height-at-least="0.499cm" fo:text-indent="1.275cm" style:auto-text-indent="false"/>
    </style:style>
    <style:style style:name="P20" style:family="paragraph" style:parent-style-name="Standard">
      <style:paragraph-properties fo:margin-left="-0.025cm" fo:margin-right="0cm" fo:margin-top="0cm" fo:margin-bottom="0.3cm" style:line-height-at-least="0.499cm" fo:text-indent="1.275cm" style:auto-text-indent="false"/>
      <style:text-properties style:letter-kerning="true" style:font-size-complex="11pt"/>
    </style:style>
    <style:style style:name="P21" style:family="paragraph" style:parent-style-name="Standard">
      <style:paragraph-properties fo:margin-left="-0.025cm" fo:margin-right="0cm" fo:margin-top="0cm" fo:margin-bottom="0.3cm" style:line-height-at-least="0.499cm" fo:text-indent="1.275cm" style:auto-text-indent="false"/>
      <style:text-properties fo:font-weight="bold" style:letter-kerning="true" style:font-weight-asian="bold" style:font-size-complex="11pt"/>
    </style:style>
    <style:style style:name="P22" style:family="paragraph" style:parent-style-name="Standard">
      <style:paragraph-properties fo:margin-left="1.226cm" fo:margin-right="0cm" fo:margin-top="0cm" fo:margin-bottom="0.3cm" style:line-height-at-least="0.499cm" fo:text-indent="1.275cm" style:auto-text-indent="false"/>
    </style:style>
    <style:style style:name="P23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24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style:letter-kerning="true" style:font-size-asian="12pt" style:font-size-complex="11pt"/>
    </style:style>
    <style:style style:name="P25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26" style:family="paragraph" style:parent-style-name="Standard">
      <style:paragraph-properties fo:margin-left="1.226cm" fo:margin-right="0cm" fo:margin-top="0cm" fo:margin-bottom="0.3cm" style:line-height-at-least="0.499cm" fo:text-indent="0.025cm" style:auto-text-indent="false"/>
      <style:text-properties fo:font-weight="bold" style:letter-kerning="true" style:font-weight-asian="bold" style:font-size-complex="11pt"/>
    </style:style>
    <style:style style:name="P27" style:family="paragraph" style:parent-style-name="Standard">
      <style:paragraph-properties fo:margin-left="-0.025cm" fo:margin-right="0cm" fo:margin-top="0cm" fo:margin-bottom="0.3cm" style:line-height-at-least="0.499cm" fo:text-indent="1.275cm" style:auto-text-indent="false"/>
      <style:text-properties fo:font-weight="bold" style:letter-kerning="true" style:font-weight-asian="bold" style:font-size-complex="11pt"/>
    </style:style>
    <style:style style:name="P28" style:family="paragraph" style:parent-style-name="Standard">
      <style:paragraph-properties fo:margin-left="-0.025cm" fo:margin-right="0cm" fo:margin-top="0cm" fo:margin-bottom="0.3cm" style:line-height-at-least="0.499cm" fo:text-indent="0cm" style:auto-text-indent="false"/>
      <style:text-properties fo:font-weight="bold" style:letter-kerning="true" style:font-weight-asian="bold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0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T1" style:family="text">
      <style:text-properties fo:font-size="12pt" fo:font-weight="bold" style:letter-kerning="true" style:font-size-asian="12pt" style:font-weight-asian="bold" style:font-size-complex="11pt"/>
    </style:style>
    <style:style style:name="T2" style:family="text">
      <style:text-properties fo:font-size="10pt" fo:letter-spacing="0.053cm" fo:font-weight="bold" style:font-size-asian="10pt" style:font-weight-asian="bold" style:font-size-complex="10pt"/>
    </style:style>
    <style:style style:name="T3" style:family="text">
      <style:text-properties fo:font-size="10pt" fo:font-weight="bold" style:letter-kerning="true" style:font-size-asian="10pt" style:font-weight-asian="bold" style:font-size-complex="10pt"/>
    </style:style>
    <style:style style:name="T4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5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T6" style:family="text">
      <style:text-properties fo:color="#0070c0" fo:font-style="italic" fo:font-weight="bold" style:letter-kerning="true" style:font-style-asian="italic" style:font-weight-asian="bold" style:font-size-complex="11pt"/>
    </style:style>
    <style:style style:name="T7" style:family="text">
      <style:text-properties fo:font-weight="bold" style:letter-kerning="true" style:font-weight-asian="bold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ANO DE SUSTENTAÇÃO</text:p>
      <text:p text:style-name="P23">1 – Introdução</text:p>
      <text:p text:style-name="P12"/>
      <text:p text:style-name="P12"/>
      <text:p text:style-name="P23">2 – Recursos Necessários à Continuidade do Negócio Durante e Após a Execução do Contrato</text:p>
      <text:p text:style-name="P23"><text:tab/>2.1 – Recursos Materiais</text:p>
      <text:p text:style-name="P25"><text:span text:style-name="T1"><text:tab/><text:tab/>2.1.1 – </text:span><text:span text:style-name="T5">&lt;recurso&gt;</text:span></text:p>
      <text:p text:style-name="P24"><text:tab/><text:tab/></text:p>
      <text:p text:style-name="P23"><text:tab/><text:tab/>Quantidade:</text:p>
      <text:p text:style-name="P15"><text:span text:style-name="T8"><text:tab/><text:tab/></text:span><text:span text:style-name="T7">Disponibilidade:</text:span></text:p>
      <text:p text:style-name="P16"><text:tab/><text:tab/>Ações Para Obtenção do Recurso e Seus Respectivos Responsáveis:</text:p>
      <text:p text:style-name="P17"><text:tab/><text:tab/><text:tab/></text:p>
      <text:p text:style-name="P25"><text:span text:style-name="T1"><text:tab/><text:tab/>2.1.2 – </text:span><text:span text:style-name="T5">&lt;recurso&gt;</text:span></text:p>
      <text:p text:style-name="P24"><text:tab/><text:tab/></text:p>
      <text:p text:style-name="P23"><text:tab/><text:tab/>Quantidade:</text:p>
      <text:p text:style-name="P15"><text:span text:style-name="T8"><text:tab/><text:tab/></text:span><text:span text:style-name="T7">Disponibilidade:</text:span></text:p>
      <text:p text:style-name="P16"><text:tab/><text:tab/>Ações Para Obtenção do Recurso e Seus Respectivos Responsáveis:</text:p>
      <text:p text:style-name="P17"><text:tab/><text:tab/><text:tab/></text:p>
      <text:p text:style-name="P25"><text:span text:style-name="T7"><text:tab/><text:tab/></text:span><text:span text:style-name="T1">2.1.3 – </text:span><text:span text:style-name="T5">&lt;recurso&gt;</text:span></text:p>
      <text:p text:style-name="P24"><text:tab/><text:tab/></text:p>
      <text:p text:style-name="P23"><text:tab/><text:tab/>Quantidade:</text:p>
      <text:p text:style-name="P15"><text:span text:style-name="T8"><text:tab/><text:tab/></text:span><text:span text:style-name="T7">Disponibilidade:</text:span></text:p>
      <text:p text:style-name="P16"><text:tab/><text:tab/>Ações Para Obtenção do Recurso e Seus Respectivos Responsáveis:</text:p>
      <text:p text:style-name="P17"><text:tab/><text:tab/><text:tab/></text:p>
      <text:p text:style-name="P25"><text:span text:style-name="T7"><text:tab/><text:tab/></text:span><text:span text:style-name="T1">2.1. ... – </text:span><text:span text:style-name="T5">&lt;recurso&gt;</text:span></text:p>
      <text:p text:style-name="P24"><text:tab/><text:tab/></text:p>
      <text:p text:style-name="P23"><text:tab/><text:tab/>Quantidade:</text:p>
      <text:p text:style-name="P15"><text:span text:style-name="T8"><text:tab/><text:tab/></text:span><text:span text:style-name="T7">Disponibilidade:</text:span></text:p>
      <text:p text:style-name="P16"><text:tab/><text:tab/>Ações Para Obtenção do Recurso e Seus Respectivos Responsáveis:</text:p>
      <text:p text:style-name="P17"><text:tab/><text:tab/><text:tab/></text:p>
      <text:p text:style-name="P16"><text:tab/><text:tab/>2.2 – Recursos Humanos</text:p>
      <text:p text:style-name="P15"><text:soft-page-break/><text:span text:style-name="T7"><text:tab/><text:tab/><text:tab/>2.2.1 – </text:span><text:span text:style-name="T6">&lt;função&gt;</text:span></text:p>
      <text:p text:style-name="P16"><text:tab/><text:tab/><text:tab/>Formação:</text:p>
      <text:p text:style-name="P16"><text:tab/><text:tab/><text:tab/>Atribuições:</text:p>
      <text:p text:style-name="P17"><text:tab/><text:tab/><text:tab/></text:p>
      <text:p text:style-name="P15"><text:span text:style-name="T7"><text:tab/><text:tab/><text:tab/>2.2.2 – </text:span><text:span text:style-name="T6">&lt;função&gt;</text:span></text:p>
      <text:p text:style-name="P16"><text:tab/><text:tab/><text:tab/>Formação:</text:p>
      <text:p text:style-name="P16"><text:tab/><text:tab/><text:tab/>Atribuições:</text:p>
      <text:p text:style-name="P17"><text:tab/><text:tab/><text:tab/></text:p>
      <text:p text:style-name="P15"><text:span text:style-name="T7"><text:tab/><text:tab/><text:tab/>2.2.3 – </text:span><text:span text:style-name="T6">&lt;função&gt;</text:span></text:p>
      <text:p text:style-name="P16"><text:tab/><text:tab/><text:tab/>Formação:</text:p>
      <text:p text:style-name="P16"><text:tab/><text:tab/><text:tab/>Atribuições:</text:p>
      <text:p text:style-name="P17"><text:tab/><text:tab/><text:tab/></text:p>
      <text:p text:style-name="P15"><text:span text:style-name="T7"><text:tab/><text:tab/><text:tab/>2.2. ... – </text:span><text:span text:style-name="T6">&lt;função&gt;</text:span></text:p>
      <text:p text:style-name="P16"><text:tab/><text:tab/><text:tab/>Formação:</text:p>
      <text:p text:style-name="P16"><text:tab/><text:tab/><text:tab/>Atribuições:</text:p>
      <text:p text:style-name="P17"><text:tab/><text:tab/><text:tab/></text:p>
      <text:p text:style-name="P16">3 – Estratégia de Continuidade Contratual</text:p>
      <text:p text:style-name="P19"><text:span text:style-name="T7">3.1 – </text:span><text:span text:style-name="T6">&lt;evento&gt;</text:span></text:p>
      <text:p text:style-name="P26">Ações de Contingência e Seus Respectivos Responsáveis:</text:p>
      <text:p text:style-name="P12"><text:tab/><text:tab/></text:p>
      <text:p text:style-name="P19"><text:span text:style-name="T7">3.2 – </text:span><text:span text:style-name="T6">&lt;evento&gt;</text:span></text:p>
      <text:p text:style-name="P21">Ações de Contingência e Seus Respectivos Responsáveis:</text:p>
      <text:p text:style-name="P12"><text:tab/><text:tab/></text:p>
      <text:p text:style-name="P19"><text:span text:style-name="T7">3.3 – </text:span><text:span text:style-name="T6">&lt;evento&gt;</text:span></text:p>
      <text:p text:style-name="P21">Ações de Contingência e Seus Respectivos Responsáveis:</text:p>
      <text:p text:style-name="P12"><text:tab/><text:tab/></text:p>
      <text:p text:style-name="P19"><text:span text:style-name="T7">3. ... – </text:span><text:span text:style-name="T6">&lt;evento&gt;</text:span></text:p>
      <text:p text:style-name="P21">Ações de Contingência e Seus Respectivos Responsáveis:</text:p>
      <text:p text:style-name="P16"><text:tab/><text:tab/></text:p>
      <text:p text:style-name="P16">4 – Ações para Transição e Encerramento Contratual</text:p>
      <text:p text:style-name="P19"><text:span text:style-name="T7">4.1 – </text:span><text:span text:style-name="T6">&lt;ação&gt;</text:span></text:p>
      <text:p text:style-name="P20"/>
      <text:p text:style-name="P16"><text:soft-page-break/><text:tab/>Responsável:</text:p>
      <text:p text:style-name="P16"><text:tab/>Início:</text:p>
      <text:p text:style-name="P16"><text:tab/>Fim:</text:p>
      <text:p text:style-name="P12"/>
      <text:p text:style-name="P19"><text:span text:style-name="T7">4.2 – </text:span><text:span text:style-name="T6">&lt;ação&gt;</text:span></text:p>
      <text:p text:style-name="P20"/>
      <text:p text:style-name="P16"><text:tab/>Responsável:</text:p>
      <text:p text:style-name="P16"><text:tab/>Início:</text:p>
      <text:p text:style-name="P16"><text:tab/>Fim:</text:p>
      <text:p text:style-name="P13"/>
      <text:p text:style-name="P19"><text:span text:style-name="T7">4.3 – </text:span><text:span text:style-name="T6">&lt;ação&gt;</text:span></text:p>
      <text:p text:style-name="P16"><text:tab/></text:p>
      <text:p text:style-name="P16"><text:tab/>Responsável:</text:p>
      <text:p text:style-name="P16"><text:tab/>Início:</text:p>
      <text:p text:style-name="P16"><text:tab/>Fim:</text:p>
      <text:p text:style-name="P13"/>
      <text:p text:style-name="P19"><text:span text:style-name="T7">4. ... – </text:span><text:span text:style-name="T6">&lt;ação&gt;</text:span></text:p>
      <text:p text:style-name="P16"><text:tab/></text:p>
      <text:p text:style-name="P16"><text:tab/>Responsável:</text:p>
      <text:p text:style-name="P16"><text:tab/>Início:</text:p>
      <text:p text:style-name="P16"><text:tab/>Fim:</text:p>
      <text:p text:style-name="P16"/>
      <text:p text:style-name="P16">5 – Estratégia de Independência</text:p>
      <text:p text:style-name="P21">5.1 – Transferência de Conhecimento</text:p>
      <text:p text:style-name="P15"><text:span text:style-name="T7"><text:tab/><text:tab/>5.1.1 – </text:span><text:span text:style-name="T6">&lt;item a ser transferido&gt;</text:span></text:p>
      <text:p text:style-name="P16"><text:tab/><text:tab/>Forma de Transferência:</text:p>
      <text:p text:style-name="P17"><text:tab/><text:tab/><text:tab/></text:p>
      <text:p text:style-name="P22"><text:span text:style-name="T7">5.1.2 – </text:span><text:span text:style-name="T6">&lt;item a ser transferido&gt;</text:span></text:p>
      <text:p text:style-name="P16"><text:tab/><text:tab/>Forma de Transferência:</text:p>
      <text:p text:style-name="P17"><text:tab/><text:tab/><text:tab/></text:p>
      <text:p text:style-name="P22"><text:span text:style-name="T7">5.1.3 – </text:span><text:span text:style-name="T6">&lt;item a ser transferido&gt;</text:span></text:p>
      <text:p text:style-name="P16"><text:tab/><text:tab/>Forma de Transferência:</text:p>
      <text:p text:style-name="P17"><text:soft-page-break/><text:tab/><text:tab/><text:tab/></text:p>
      <text:p text:style-name="P22"><text:span text:style-name="T7">5.1. ... – </text:span><text:span text:style-name="T6">&lt;item a ser transferido&gt;</text:span></text:p>
      <text:p text:style-name="P16"><text:tab/><text:tab/>Forma de Transferência:</text:p>
      <text:p text:style-name="P17"><text:tab/><text:tab/><text:tab/></text:p>
      <text:p text:style-name="P15"><text:span text:style-name="T7"><text:tab/>5.2 – Direitos de Propriedade Intelectual </text:span><text:span text:style-name="T3">(Lei nº 9.610, de 19 de fevereiro <text:tab/><text:tab/>de 1998)</text:span></text:p>
      <text:p text:style-name="P15"><text:span text:style-name="T7"><text:tab/><text:tab/>5.2.1 – </text:span><text:span text:style-name="T6">&lt;cláusula&gt;</text:span></text:p>
      <text:p text:style-name="P17"><text:tab/><text:tab/><text:tab/></text:p>
      <text:p text:style-name="P15"><text:span text:style-name="T7"><text:tab/><text:tab/>5.2.2 – </text:span><text:span text:style-name="T6">&lt;cláusula&gt;</text:span></text:p>
      <text:p text:style-name="P12"><text:tab/><text:tab/><text:tab/></text:p>
      <text:p text:style-name="P15"><text:span text:style-name="T7"><text:tab/><text:tab/>5.2.3 – </text:span><text:span text:style-name="T6">&lt;cláusula&gt;</text:span></text:p>
      <text:p text:style-name="P17"><text:tab/><text:tab/><text:tab/></text:p>
      <text:p text:style-name="Standard"><text:tab/><text:tab/><text:span text:style-name="T7">5.2. ... – </text:span><text:span text:style-name="T6">&lt;cláusula&gt;</text:span></text:p>
      <text:p text:style-name="Standard"/>
      <text:p text:style-name="Standard"><text:tab/><text:tab/></text:p>
      <text:p text:style-name="Standard"/>
      <table:table table:name="Tabela65" table:style-name="Tabela65">
        <table:table-column table:style-name="Tabela65.A"/>
        <table:table-column table:style-name="Tabela65.B"/>
        <table:table-column table:style-name="Tabela65.C"/>
        <table:table-column table:style-name="Tabela65.D"/>
        <table:table-row table:style-name="Tabela65.1">
          <table:table-cell table:style-name="Tabela65.A1" table:number-columns-spanned="4" office:value-type="string">
            <text:p text:style-name="P10">Equipe de Planejamento da Contratação</text:p>
          </table:table-cell>
          <table:covered-table-cell/>
          <table:covered-table-cell/>
          <table:covered-table-cell/>
        </table:table-row>
        <table:table-row table:style-name="Tabela65.2">
          <table:table-cell table:style-name="Tabela65.A2" table:number-columns-spanned="2" office:value-type="string">
            <text:p text:style-name="P11">Integrante</text:p>
            <text:p text:style-name="P3">Técnico</text:p>
          </table:table-cell>
          <table:covered-table-cell/>
          <table:table-cell table:style-name="Tabela65.C2" office:value-type="string">
            <text:p text:style-name="P11">Integrante</text:p>
            <text:p text:style-name="P3">Requisitante</text:p>
          </table:table-cell>
          <table:table-cell table:style-name="Tabela65.C2" office:value-type="string">
            <text:p text:style-name="P11">Integrante</text:p>
            <text:p text:style-name="P3">Administrativo</text:p>
          </table:table-cell>
        </table:table-row>
        <table:table-row table:style-name="Tabela65.2">
          <table:table-cell table:style-name="Tabela65.A3" office:value-type="string">
            <text:p text:style-name="P2"/>
          </table:table-cell>
          <table:table-cell table:style-name="Tabela65.B3" office:value-type="string">
            <text:p text:style-name="P4"/>
            <text:p text:style-name="P4"/>
            <text:p text:style-name="P4"/>
            <text:p text:style-name="P6">______________________</text:p>
            <text:p text:style-name="P8">&lt;Nome&gt;</text:p>
            <text:p text:style-name="P9"><text:span text:style-name="T2">Matrícula: </text:span><text:span text:style-name="T4">&lt;Matr.&gt;</text:span></text:p>
          </table:table-cell>
          <table:table-cell table:style-name="Tabela65.B3" office:value-type="string">
            <text:p text:style-name="P6"/>
            <text:p text:style-name="P6"/>
            <text:p text:style-name="P6"/>
            <text:p text:style-name="P6">______________________</text:p>
            <text:p text:style-name="P8">&lt;Nome&gt;</text:p>
            <text:p text:style-name="P9"><text:span text:style-name="T2">Matrícula: </text:span><text:span text:style-name="T4">&lt;Matr.&gt;</text:span></text:p>
          </table:table-cell>
          <table:table-cell table:style-name="Tabela65.B3" office:value-type="string">
            <text:p text:style-name="P6"/>
            <text:p text:style-name="P6"/>
            <text:p text:style-name="P6"/>
            <text:p text:style-name="P6">_____________________</text:p>
            <text:p text:style-name="P8">&lt;Nome&gt;</text:p>
            <text:p text:style-name="P9"><text:span text:style-name="T2">Matrícula: </text:span><text:span text:style-name="T4">&lt;Matr.&gt;</text:span></text:p>
          </table:table-cell>
        </table:table-row>
        <table:table-row table:style-name="Tabela65.2">
          <table:table-cell table:style-name="Tabela65.A3" office:value-type="string">
            <text:p text:style-name="P5"/>
          </table:table-cell>
          <table:table-cell table:style-name="Tabela65.B3" table:number-columns-spanned="3" office:value-type="string">
            <text:p text:style-name="P7"/>
            <text:p text:style-name="P7"/>
            <text:p text:style-name="P1"/>
            <text:p text:style-name="P1">____________________________, <text:s text:c="3"/>________ de _____________________ de 20_____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6:01:42.56</dc:date>
    <dc:creator>Luiz Fernando Bastos Coura</dc:creator>
    <meta:editing-duration>PT00H24M24S</meta:editing-duration>
    <meta:editing-cycles>3</meta:editing-cycles>
    <meta:generator>BrOffice.org/3.2$Win32 OpenOffice.org_project/320m12$Build-9483</meta:generator>
    <meta:document-statistic meta:table-count="1" meta:image-count="0" meta:object-count="0" meta:page-count="4" meta:paragraph-count="117" meta:word-count="291" meta:character-count="2190"/>
  </office:meta>
</office:document-meta>
</file>